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c2e" officeooo:paragraph-rsid="001bcc2e"/>
    </style:style>
    <style:style style:name="P2" style:family="paragraph" style:parent-style-name="Standard">
      <style:text-properties style:font-name="Bitstream Charter" fo:font-weight="bold" officeooo:rsid="001bcc2e" officeooo:paragraph-rsid="001bcc2e" style:font-weight-asian="bold" style:font-weight-complex="bold"/>
    </style:style>
    <style:style style:name="P3" style:family="paragraph" style:parent-style-name="Standard">
      <style:text-properties style:font-name="Bitstream Charter" officeooo:rsid="001bcc2e" officeooo:paragraph-rsid="001bcc2e"/>
    </style:style>
    <style:style style:name="P4" style:family="paragraph" style:parent-style-name="Standard" style:list-style-name="L1">
      <style:text-properties style:font-name="Bitstream Charter" officeooo:rsid="001bcc2e" officeooo:paragraph-rsid="001bcc2e"/>
    </style:style>
    <style:style style:name="P5" style:family="paragraph" style:parent-style-name="Standard" style:list-style-name="L2">
      <style:text-properties style:font-name="Bitstream Charter" officeooo:rsid="001bcc2e" officeooo:paragraph-rsid="001bcc2e"/>
    </style:style>
    <style:style style:name="P6" style:family="paragraph" style:parent-style-name="Standard" style:list-style-name="L2">
      <style:text-properties style:font-name="Bitstream Charter" officeooo:rsid="001bcc2e" officeooo:paragraph-rsid="001c480f"/>
    </style:style>
    <style:style style:name="P7" style:family="paragraph" style:parent-style-name="Standard">
      <style:text-properties officeooo:rsid="001c480f" officeooo:paragraph-rsid="001c480f"/>
    </style:style>
    <style:style style:name="T1" style:family="text">
      <style:text-properties officeooo:rsid="001c48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ltra-Wideband based localization system for intelligent drone cinematography</text:p>
      <text:p text:style-name="P3"/>
      <text:p text:style-name="P3">In this project, the goal is to develop a localization system for quadcopter based on UWB time-of-flight measurements. </text:p>
      <text:p text:style-name="P3"/>
      <text:p text:style-name="P3">Working packages:</text:p>
      <text:p text:style-name="P3"/>
      <text:list xml:id="list3939589610659210022" text:style-name="L1">
        <text:list-item>
          <text:p text:style-name="P4">Further developing the firmware of the Loco Positioning System from Bitcraze for iterative <text:s/>anchor self-calibration</text:p>
        </text:list-item>
        <text:list-item>
          <text:p text:style-name="P4">Investigating the impact of antenna orientation on ranging accuracy</text:p>
        </text:list-item>
        <text:list-item>
          <text:p text:style-name="P4">Processing with an Extended Kalman Filter with a) constant-velocity and b) quadcopter model as the process model</text:p>
        </text:list-item>
        <text:list-item>
          <text:p text:style-name="P4">Accuracy comparison with VICON ground-truth measurements</text:p>
        </text:list-item>
      </text:list>
      <text:p text:style-name="P3"/>
      <text:p text:style-name="P3">Supplementary:</text:p>
      <text:p text:style-name="P3"/>
      <text:list xml:id="list7927735495627516797" text:style-name="L2">
        <text:list-item>
          <text:p text:style-name="P5">Ranging error modeling using Gaussian Processes</text:p>
        </text:list-item>
        <text:list-item>
          <text:p text:style-name="P5">Augmenting UAW-localization with Computer Vision algorithms</text:p>
        </text:list-item>
        <text:list-item>
          <text:p text:style-name="P6">Outdoor flight, <text:s/><text:span text:style-name="T1">possibly orbiting around moving vehicle</text:span></text:p>
          <text:p text:style-name="P6"/>
        </text:list-item>
      </text:list>
      <text:p text:style-name="P7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1:28:31.212711104</meta:creation-date>
    <dc:date>2019-06-17T11:43:36.890558487</dc:date>
    <meta:editing-duration>PT2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3" meta:character-count="748" meta:non-whitespace-character-count="660"/>
  </office:meta>
</office:document-meta>
</file>